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8b7a5"/>
    </style:style>
    <style:style style:name="P2" style:family="paragraph" style:parent-style-name="Preformatted_20_Text">
      <style:text-properties officeooo:rsid="0018b7a5" officeooo:paragraph-rsid="0018b7a5"/>
    </style:style>
    <style:style style:name="P3" style:family="paragraph" style:parent-style-name="Preformatted_20_Text">
      <style:text-properties officeooo:rsid="0018c66b" officeooo:paragraph-rsid="0018c66b"/>
    </style:style>
    <style:style style:name="P4" style:family="paragraph" style:parent-style-name="Preformatted_20_Text">
      <style:text-properties officeooo:rsid="001a1d91" officeooo:paragraph-rsid="001a1d91"/>
    </style:style>
    <style:style style:name="P5" style:family="paragraph" style:parent-style-name="Preformatted_20_Text">
      <style:text-properties officeooo:paragraph-rsid="001a1d91"/>
    </style:style>
    <style:style style:name="T1" style:family="text">
      <style:text-properties officeooo:rsid="0018b7a5"/>
    </style:style>
    <style:style style:name="T2" style:family="text">
      <style:text-properties officeooo:rsid="0018c66b"/>
    </style:style>
    <style:style style:name="T3" style:family="text">
      <style:text-properties officeooo:rsid="001a1d91"/>
    </style:style>
    <style:style style:name="T4" style:family="text">
      <style:text-properties officeooo:rsid="001a8960"/>
    </style:style>
    <style:style style:name="T5" style:family="text">
      <style:text-properties officeooo:rsid="001bb2e9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29206 -SYSTEMS PROGRAMMING LAB</text:p>
      <text:p text:style-name="P1"><text:span text:style-name="T1">1.Brian Gough-An introduction to GCC</text:span></text:p>
      <text:p text:style-name="Preformatted_20_Text"><text:a xlink:type="simple" xlink:href="https://www.seas.upenn.edu/~ese532/fall2020/handouts/_downloads/788d972ffe62083c2f1e3f86b7c03f5d/gccintro.pdf" text:style-name="Internet_20_link" text:visited-style-name="Visited_20_Internet_20_Link">https://www.seas.upenn.edu/~ese532/fall2020/handouts/_downloads/788d972ffe62083c2f1e3f86b7c03f5d/gccintro.pdf</text:a></text:p>
      <text:p text:style-name="P2"/>
      <text:p text:style-name="P2">CS21204 -FLAT</text:p>
      <text:p text:style-name="P2">1.<text:span text:style-name="T2">Dexter C Kozen-Automata and Computability</text:span></text:p>
      <text:p text:style-name="P2"><text:a xlink:type="simple" xlink:href="http://vishub.org/officedocs/13770.pdf" text:style-name="Internet_20_link" text:visited-style-name="Visited_20_Internet_20_Link">http://vishub.org/officedocs/13770.pdf</text:a></text:p>
      <text:p text:style-name="P2"/>
      <text:p text:style-name="P3">CS20202-SE</text:p>
      <text:p text:style-name="P3">1.<text:span text:style-name="T3">Stroustrup,Bjarne,The C++ programming language</text:span></text:p>
      <text:p text:style-name="P3"><text:a xlink:type="simple" xlink:href="http://www-f9.ijs.si/~studen/literatura/Stroustrup_book.pdf" text:style-name="Internet_20_link" text:visited-style-name="Visited_20_Internet_20_Link">http://www-f9.ijs.si/~studen/literatura/Stroustrup_book.pdf</text:a></text:p>
      <text:p text:style-name="P3"/>
      <text:p text:style-name="P4">CS21002</text:p>
      <text:p text:style-name="P5"><text:span text:style-name="T3">1.Zvi Kohavi and Niraj K Jha,Switching and Fin</text:span><text:span text:style-name="T4">ite Automata</text:span></text:p>
      <text:p text:style-name="P4"><text:a xlink:type="simple" xlink:href="https://iitkgpacin.sharepoint.com/:b:/s/SwitchingCircuitsandLogicDesign/EQofn1UVkWVAo-9-lBh0nUsBp4moDC_lIAC8rZHKVxWghw?e=5M6vbH" text:style-name="Internet_20_link" text:visited-style-name="Visited_20_Internet_20_Link">https://iitkgpacin.sharepoint.com/:b:/s/SwitchingCircuitsandLogicDesign/EQofn1UVkWVAo-9-lBh0nUsBp4moDC_lIAC8rZHKVxWghw?e=5M6vbH</text:a></text:p>
      <text:p text:style-name="P4"/>
      <text:p text:style-name="P4">MA41<text:span text:style-name="T4">1</text:span>08</text:p>
      <text:p text:style-name="P4">1.<text:span text:style-name="T4">An Tntrodution to Probability and Statistics-VK Rohtagi and A K Md E sald</text:span></text:p>
      <text:p text:style-name="P4"><text:a xlink:type="simple" xlink:href="http://www.ru.ac.bd/stat/wp-content/uploads/sites/25/2019/03/501_06_Rohatgi_An-Introduction-to-Probability-and-Statistics-Wiley-2015.pdf" text:style-name="Internet_20_link" text:visited-style-name="Visited_20_Internet_20_Link">http://www.ru.ac.bd/stat/wp-content/uploads/sites/25/2019/03/501_06_Rohatgi_An-Introduction-to-Probability-and-Statistics-Wiley-2015.pdf</text:a></text:p>
      <text:p text:style-name="P4"/>
      <text:p text:style-name="P4">MA300<text:span text:style-name="T4">1</text:span>4</text:p>
      <text:p text:style-name="P4">1.<text:span text:style-name="T5">Operations Research -An Introduction</text:span></text:p>
      <text:p text:style-name="P4"><text:a xlink:type="simple" xlink:href="http://zalamsyah.staff.unja.ac.id/wp-content/uploads/sites/286/2019/11/9-Operations-Research-An-Introduction-10th-Ed.-Hamdy-A-Taha.pdf" text:style-name="Internet_20_link" text:visited-style-name="Visited_20_Internet_20_Link">http://zalamsyah.staff.unja.ac.id/wp-content/uploads/sites/286/2019/11/9-Operations-Research-An-Introduction-10th-Ed.-Hamdy-A-Taha.pdf</text:a></text:p>
      <text:p text:style-name="P4"/>
      <text:p text:style-name="P2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5T08:42:18.888571571</dc:date>
    <meta:editing-duration>PT3M2S</meta:editing-duration>
    <meta:editing-cycles>1</meta:editing-cycles>
    <meta:document-statistic meta:table-count="0" meta:image-count="0" meta:object-count="0" meta:page-count="1" meta:paragraph-count="18" meta:word-count="56" meta:character-count="977" meta:non-whitespace-character-count="939"/>
    <meta:generator>LibreOffice/6.4.7.2$Linux_X86_64 LibreOffice_project/40$Build-2</meta:generator>
  </office:meta>
</office:document-meta>
</file>